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宋体" svg:font-family="宋体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id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location</text:p>
          </table:table-cell>
          <table:table-cell office:value-type="string" table:style-name="ce1">
            <text:p>category</text:p>
          </table:table-cell>
          <table:table-cell office:value-type="string" table:style-name="ce1">
            <text:p>pictur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item_code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searchtimes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createTime</text:p>
          </table:table-cell>
          <table:table-cell office:value-type="string" table:style-name="ce1">
            <text:p>phone</text:p>
          </table:table-cell>
          <table:table-cell office:value-type="string" table:style-name="ce1">
            <text:p>description</text:p>
          </table:table-cell>
          <table:table-cell table:number-columns-repeated="1637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galway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aW1hZ2VzL3Nwb3J0L2Jhc2tldGJhbGwuanBn</text:p>
          </table:table-cell>
          <table:table-cell office:value-type="string" table:style-name="ce1">
            <text:p>basketba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this is a basketball</text:p>
          </table:table-cell>
          <table:table-cell table:number-columns-repeated="1637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aW1hZ2VzL3Nwb3J0L2JhdHRsZWRvcmUuanBn</text:p>
          </table:table-cell>
          <table:table-cell office:value-type="string" table:style-name="ce1">
            <text:p>battledor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this is a<text:s/></text:p>
          </table:table-cell>
          <table:table-cell table:number-columns-repeated="1637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ork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aW1hZ2VzL3Nwb3J0L2JpY3ljbGUuanBn</text:p>
          </table:table-cell>
          <table:table-cell office:value-type="string" table:style-name="ce1">
            <text:p>bicycl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this is a basketball</text:p>
          </table:table-cell>
          <table:table-cell table:number-columns-repeated="1637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ork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aW1hZ2VzL3Nwb3J0L2R1bWJiZWxsLmpwZw==</text:p>
          </table:table-cell>
          <table:table-cell office:value-type="string" table:style-name="ce1">
            <text:p>dumbbe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this is a basketball</text:p>
          </table:table-cell>
          <table:table-cell table:number-columns-repeated="1637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belfast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aW1hZ2VzL3Nwb3J0L2Zvb3RiYWxsLmpwZw==</text:p>
          </table:table-cell>
          <table:table-cell office:value-type="string" table:style-name="ce1">
            <text:p>footba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this is a basketball</text:p>
          </table:table-cell>
          <table:table-cell table:number-columns-repeated="1637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belfast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aW1hZ2VzL3Nwb3J0L2dvZ2dsZXMuanBn</text:p>
          </table:table-cell>
          <table:table-cell office:value-type="string" table:style-name="ce1">
            <text:p>gogg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this is a basketball</text:p>
          </table:table-cell>
          <table:table-cell table:number-columns-repeated="1637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galway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aW1hZ2VzL3Nwb3J0L2hvY2tleSBzdGljay5qcGc=</text:p>
          </table:table-cell>
          <table:table-cell office:value-type="string" table:style-name="ce1">
            <text:p>hockey stick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this is a basketball</text:p>
          </table:table-cell>
          <table:table-cell table:number-columns-repeated="1637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galway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aW1hZ2VzL3Nwb3J0L2tuaWZlLmpwZw==</text:p>
          </table:table-cell>
          <table:table-cell office:value-type="string" table:style-name="ce1">
            <text:p>knif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this is a basketball</text:p>
          </table:table-cell>
          <table:table-cell table:number-columns-repeated="1637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aterford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aW1hZ2VzL3Nwb3J0L3N3aW0gcmluZy5qcGc=</text:p>
          </table:table-cell>
          <table:table-cell office:value-type="string" table:style-name="ce1">
            <text:p>swim ring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this is a basketball</text:p>
          </table:table-cell>
          <table:table-cell table:number-columns-repeated="1637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aW1hZ2VzL3Nwb3J0L3Rlbm5pcyByYWNrZXQuanBn</text:p>
          </table:table-cell>
          <table:table-cell office:value-type="string" table:style-name="ce1">
            <text:p>tennis racket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this is a basketball</text:p>
          </table:table-cell>
          <table:table-cell table:number-columns-repeated="1637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aW1hZ2VzL3Nwb3J0L3RlbnQuanBn</text:p>
          </table:table-cell>
          <table:table-cell office:value-type="string" table:style-name="ce1">
            <text:p>tent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this is a basketball</text:p>
          </table:table-cell>
          <table:table-cell table:number-columns-repeated="1637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aW1hZ2VzL3Nwb3J0L3RyZWFkbWlsbC5qcGc=</text:p>
          </table:table-cell>
          <table:table-cell office:value-type="string" table:style-name="ce1">
            <text:p>treadmi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this is a basketball</text:p>
          </table:table-cell>
          <table:table-cell table:number-columns-repeated="16370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宋体" svg:font-family="宋体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宋体" style:font-name-asian="宋体" style:font-name-complex="宋体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王浩宇</meta:initial-creator>
    <dc:creator>王浩宇</dc:creator>
    <meta:creation-date>2016-03-16T11:01:54Z</meta:creation-date>
    <dc:date>2016-03-16T11:27:24Z</dc:date>
  </office:meta>
</office:document-meta>
</file>